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52913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8296" calcext:value-type="float">
            <text:p>93.8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913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596" calcext:value-type="float">
            <text:p>93.4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913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7176" calcext:value-type="float">
            <text:p>92.4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913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0144" calcext:value-type="float">
            <text:p>91.8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913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2736" calcext:value-type="float">
            <text:p>91.2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913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913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913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0328" calcext:value-type="float">
            <text:p>88.7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913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34" calcext:value-type="float">
            <text:p>88.1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913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913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913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913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913</text:p>
          </table:table-cell>
          <table:table-cell office:value-type="string" calcext:value-type="string">
            <text:p>201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5736" calcext:value-type="float">
            <text:p>84.7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913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913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913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4232" calcext:value-type="float">
            <text:p>81.1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913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1624" calcext:value-type="float">
            <text:p>80.8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913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812" calcext:value-type="float">
            <text:p>80.2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